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7803265225C33986905.jpg" manifest:media-type="image/jpeg"/>
  <manifest:file-entry manifest:full-path="Pictures/10000000000002CB0000006458BF32D764D723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3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loext:graphic-properties draw:fill="none" draw:fill-color="#ffffff"/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7.09.2018</presentation:date-time-decl>
      <draw:page draw:name="page1" draw:style-name="dp1" draw:master-page-name="Standard" presentation:presentation-page-layout-name="AL1T0" presentation:use-date-time-name="dtd1">
        <draw:frame presentation:style-name="pr1" draw:layer="layout" svg:width="25.199cm" svg:height="3.506cm" svg:x="1.4cm" svg:y="0.837cm" presentation:class="title">
          <draw:text-box>
            <text:p>jqa-php-plugi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ftwarevisualisierung<text:line-break/>Projektarbeit<text:line-break/>von Falk Mül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. Aufgabe</text:p>
              </text:list-item>
              <text:list-item>
                <text:p>2. PHP</text:p>
              </text:list-item>
              <text:list-item>
                <text:p>3. Parser</text:p>
                <text:list>
                  <text:list-item>
                    <text:p>3.1. Struktur</text:p>
                  </text:list-item>
                  <text:list-item>
                    <text:p>3.2. Antlr4</text:p>
                  </text:list-item>
                  <text:list-item>
                    <text:p>3.3. Umsetzung</text:p>
                  </text:list-item>
                </text:list>
              </text:list-item>
              <text:list-item>
                <text:p>4. Beipsiel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presentation:style-name="pr6" draw:layer="layout" svg:width="25.199cm" svg:height="3.506cm" svg:x="1.4cm" svg:y="0.837cm" presentation:class="title">
          <draw:text-box>
            <text:p>Vielen Dank für Ihre<text:line-break/>Aufmerksamkeit</text:p>
          </draw:text-box>
        </draw:frame>
        <draw:frame draw:style-name="gr2" draw:text-style-name="P2" draw:layer="layout" svg:width="11.8cm" svg:height="11.8cm" svg:x="1.8cm" svg:y="5.2cm">
          <draw:image xlink:href="Pictures/1000000000000780000007803265225C33986905.jpg" xlink:type="simple" xlink:show="embed" xlink:actuate="onLoad">
            <text:p/>
          </draw:image>
        </draw:frame>
        <draw:frame draw:style-name="gr3" draw:text-style-name="P4" draw:layer="layout" svg:width="11.018cm" svg:height="3.405cm" svg:x="12.478cm" svg:y="8.652cm">
          <draw:text-box>
            <text:p text:style-name="P3"><text:span text:style-name="T1">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48cm" svg:x="20.077cm" svg:y="19.8cm" presentation:class="date-time">
        <draw:text-box>
          <text:p text:style-name="MP3"><presentation:date-time/></text:p>
        </draw:text-box>
      </draw:frame>
      <draw:frame presentation:style-name="Mpr1" draw:text-style-name="MP4" draw:layer="backgroundobjects" svg:width="6.523cm" svg:height="0.669cm" svg:x="20.076cm" svg:y="19.131cm" presentation:class="page-number">
        <draw:text-box>
          <text:p text:style-name="MP3"><text:page-number>&lt;Foliennummer&gt;</text:page-number></text:p>
          <text:p text:style-name="MP3"/>
        </draw:text-box>
      </draw:frame>
      <draw:frame draw:name="Grafik 3" draw:style-name="Mgr3" draw:text-style-name="MP5" draw:layer="backgroundobjects" svg:width="8.259cm" svg:height="1.151cm" svg:x="1.4cm" svg:y="19.249cm">
        <draw:image xlink:href="Pictures/10000000000002CB0000006458BF32D764D72300.jpg" xlink:type="simple" xlink:show="embed" xlink:actuate="onLoad">
          <text:p/>
        </draw:image>
        <svg:desc>2000_m.jpg</svg:desc>
      </draw:frame>
      <draw:frame draw:style-name="Mgr4" draw:text-style-name="MP2" draw:layer="backgroundobjects" svg:width="5.468cm" svg:height="1.361cm" svg:x="10cm" svg:y="19.1cm">
        <draw:text-box>
          <text:p text:style-name="MP1"><text:span text:style-name="MT1">Softwarevisualisierung</text:span><text:span text:style-name="MT1"><text:line-break/></text:span><text:span text:style-name="MT1">jqa-php-plugin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30:45.254603352</meta:creation-date>
    <dc:date>2018-08-30T15:21:46.951871748</dc:date>
    <meta:editing-duration>PT50M57S</meta:editing-duration>
    <meta:editing-cycles>9</meta:editing-cycles>
    <meta:generator>LibreOffice/5.1.6.2$Linux_X86_64 LibreOffice_project/10m0$Build-2</meta:generator>
    <meta:document-statistic meta:object-count="35"/>
  </office:meta>
</office:document-meta>
</file>